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body">
      <style:text-properties officeooo:paragraph-rsid="004ac963"/>
    </style:style>
    <style:style style:name="P3" style:family="paragraph" style:parent-style-name="Thesis_5f_body" style:list-style-name="L1">
      <style:text-properties officeooo:paragraph-rsid="00408b2b"/>
    </style:style>
    <style:style style:name="P4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T1" style:family="text">
      <style:text-properties officeooo:rsid="0017f60c"/>
    </style:style>
    <style:style style:name="T2" style:family="text">
      <style:text-properties officeooo:rsid="004575b9"/>
    </style:style>
    <style:style style:name="T3" style:family="text">
      <style:text-properties officeooo:rsid="004702bd"/>
    </style:style>
    <style:style style:name="T4" style:family="text">
      <style:text-properties officeooo:rsid="004a3457"/>
    </style:style>
    <style:style style:name="T5" style:family="text">
      <style:text-properties officeooo:rsid="004ac963"/>
    </style:style>
    <style:style style:name="T6" style:family="text">
      <style:text-properties officeooo:rsid="004bb922"/>
    </style:style>
    <style:style style:name="T7" style:family="text">
      <style:text-properties officeooo:rsid="004d045e"/>
    </style:style>
    <style:style style:name="T8" style:family="text">
      <style:text-properties officeooo:rsid="004d22e5"/>
    </style:style>
    <style:style style:name="T9" style:family="text">
      <style:text-properties officeooo:rsid="004f21ba"/>
    </style:style>
    <style:style style:name="T10" style:family="text">
      <style:text-properties officeooo:rsid="00510be7"/>
    </style:style>
    <style:style style:name="T11" style:family="text">
      <style:text-properties officeooo:rsid="0051f927"/>
    </style:style>
    <style:style style:name="T12" style:family="text">
      <style:text-properties officeooo:rsid="005337b5"/>
    </style:style>
    <style:style style:name="T13" style:family="text">
      <style:text-properties officeooo:rsid="005c17c6"/>
    </style:style>
    <style:style style:name="T14" style:family="text">
      <style:text-properties officeooo:rsid="005fc0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90966927" text:style-name="Thesis_5f_numbering">
        <text:list-item>
          <text:p text:style-name="P4">Цел и задачи</text:p>
        </text:list-item>
      </text:list>
      <text:p text:style-name="P2"><text:bookmark-start text:name="__RefHeading__4921_970456079"/>Цел на настоящето изследване <text:span text:style-name="T4">е характеризирането</text:span> на структурата и оценката на съвременното състояние на макрозообентосните съобщества в <text:span text:style-name="T9">два типа местообитания – пясъци и полета с морски треви – в плитката </text:span>крайбрежна зона на югозап<text:span text:style-name="T8">а</text:span>дното Черно море (Бургаски залив). <text:bookmark-end text:name="__RefHeading__4921_970456079"/></text:p>
      <text:p text:style-name="P2"><text:span text:style-name="T10">За изпълнението на тази цел беше формулирана о</text:span>сновна<text:span text:style-name="T10">та</text:span> работна хипотеза, че антропогенн<text:span text:style-name="T14">ият натиск (и особено замърсяването)</text:span>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/text:p>
      <text:p text:style-name="P1">За потвърждаването <text:span text:style-name="T1">или отхвърлянето </text:span>на тази хипотеза и осъществяв<text:span text:style-name="T3">а</text:span>нето на целт<text:span text:style-name="T5">а</text:span> на изследването <text:span text:style-name="T11">бяха</text:span> набелязани <text:span text:style-name="T10">следните </text:span>основни задачи:</text:p>
      <text:list xml:id="list3407784296" text:style-name="L1">
        <text:list-item>
          <text:p text:style-name="P3"><text:span text:style-name="T5">Т</text:span>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<text:span text:style-name="T2">М</text:span>; тип Плитки сублиторални пясъци по смисъла на РДМС).</text:p>
        </text:list-item>
        <text:list-item>
          <text:p text:style-name="P3"><text:span text:style-name="T5">О</text:span>писание <text:span text:style-name="T7">н</text:span>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натиск<text:span text:style-name="T12">ите</text:span> и въздействия<text:span text:style-name="T12">та</text:span> върху тези съобщества.</text:p>
        </text:list-item>
        <text:list-item>
          <text:p text:style-name="P3"><text:span text:style-name="T5">О</text:span>пределяне на съвременното екологично състояние на <text:span text:style-name="T13">избраните дънни местообитания по параметър </text:span>макрозообентос в плитката крайбрежна зона на южното българско Черноморие чрез прилагане на индекси за оценка в светлината на трите основни директиви на ЕС, свързани с морските екосистеми.</text:p>
        </text:list-item>
        <text:list-item>
          <text:p text:style-name="P3"><text:span text:style-name="T5">С</text:span>равнителен анализ на <text:span text:style-name="T6">чувствителността</text:span> на методи (индекси) за оценка на качеството в крайбрежните морски екосистеми, базирани на зообентоса,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.</text:p>
        </text:list-item>
        <text:list-item>
          <text:p text:style-name="P3"><text:span text:style-name="T5">Р</text:span>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1H59M20S</meta:editing-duration>
    <meta:editing-cycles>27</meta:editing-cycles>
    <meta:generator>LibreOffice/6.0.7.3$Linux_X86_64 LibreOffice_project/00m0$Build-3</meta:generator>
    <meta:initial-creator>K</meta:initial-creator>
    <dc:date>2019-05-29T15:17:03.027672272</dc:date>
    <dc:creator>SK </dc:creator>
    <meta:document-statistic meta:table-count="0" meta:image-count="0" meta:object-count="0" meta:page-count="1" meta:paragraph-count="9" meta:word-count="302" meta:character-count="2213" meta:non-whitespace-character-count="1919"/>
    <meta:template xlink:type="simple" xlink:actuate="onRequest" xlink:title="thesis_styles" xlink:href="../../thesis_working/styles_templates/thesis_styles.ott" meta:date="2018-12-07T15:45:04.222538492"/>
  </office:meta>
</office:document-meta>
</file>